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automatic-styles>
    <style:style style:name="P1" style:family="paragraph" style:parent-style-name="Titr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fo:font-style="italic" style:font-size-asian="12pt" style:font-style-asian="italic" style:font-size-complex="12pt" style:font-style-complex="italic"/>
    </style:style>
    <style:style style:name="P6" style:family="paragraph" style:parent-style-name="Standard">
      <style:text-properties fo:font-size="12pt" fo:language="en" fo:country="GB" style:font-size-asian="12pt" style:font-size-complex="12pt"/>
    </style:style>
    <style:style style:name="P7" style:family="paragraph" style:parent-style-name="Standard">
      <style:text-properties fo:font-size="12pt" fo:language="en" fo:country="GB" fo:font-weight="bold" style:font-size-asian="12pt" style:font-weight-asian="bold" style:font-name-complex="Calibri" style:font-size-complex="12pt" style:font-weight-complex="bold"/>
    </style:style>
    <style:style style:name="P8" style:family="paragraph" style:parent-style-name="Standard">
      <style:text-properties fo:font-size="12pt" fo:language="en" fo:country="GB" style:font-name-asian="Andale Sans UI" style:font-size-asian="12pt" style:language-asian="ja" style:country-asian="JP" style:font-name-complex="Calibri" style:font-size-complex="12pt" style:language-complex="fa" style:country-complex="IR"/>
    </style:style>
    <style:style style:name="P9" style:family="paragraph" style:parent-style-name="Standard">
      <style:text-properties fo:font-size="48pt" fo:language="en" fo:country="GB" style:font-size-asian="48pt" style:font-size-complex="48pt"/>
    </style:style>
    <style:style style:name="P10" style:family="paragraph" style:parent-style-name="TM_20_1">
      <style:paragraph-properties>
        <style:tab-stops>
          <style:tab-stop style:position="15.984cm" style:type="right" style:leader-style="dotted" style:leader-text="."/>
        </style:tab-stops>
      </style:paragraph-properties>
    </style:style>
    <style:style style:name="P11" style:family="paragraph" style:parent-style-name="Normal">
      <style:text-properties fo:font-size="12pt" style:font-size-asian="12pt" style:font-size-complex="12pt"/>
    </style:style>
    <style:style style:name="P12" style:family="paragraph" style:parent-style-name="Standard">
      <style:paragraph-properties fo:margin-left="2.498cm" fo:margin-right="0cm" fo:text-indent="1.249cm" style:auto-text-indent="false">
        <style:tab-stops/>
      </style:paragraph-properties>
      <style:text-properties fo:font-size="12pt" fo:language="en" fo:country="GB" style:font-size-asian="12pt" style:font-size-complex="12pt"/>
    </style:style>
    <style:style style:name="P13" style:family="paragraph" style:parent-style-name="Text_20_body">
      <style:text-properties fo:language="fr" fo:country="FR"/>
    </style:style>
    <style:style style:name="P14" style:family="paragraph" style:parent-style-name="Text_20_body">
      <style:text-properties fo:language="fr" fo:country="FR" style:language-asian="en" style:country-asian="US" style:language-complex="ar" style:country-complex="SA"/>
    </style:style>
    <style:style style:name="P15" style:family="paragraph" style:parent-style-name="Text_20_body">
      <style:text-properties style:font-name="Calibri" fo:language="fr" fo:country="FR" style:font-name-complex="Calibri"/>
    </style:style>
    <style:style style:name="P16" style:family="paragraph" style:parent-style-name="Text_20_body">
      <style:text-properties style:font-name="Calibri" fo:language="fr" fo:country="FR" style:text-underline-style="solid" style:text-underline-width="auto" style:text-underline-color="font-color" style:text-underline-mode="continuous" style:text-overline-mode="continuous" style:text-line-through-mode="continuous" style:font-name-complex="Calibri"/>
    </style:style>
    <style:style style:name="P17" style:family="paragraph" style:parent-style-name="Text_20_body">
      <style:text-properties style:font-name="Calibri" fo:language="fr" fo:country="FR" fo:font-weight="bold" style:font-weight-asian="bold" style:font-name-complex="Calibri" style:font-weight-complex="bold"/>
    </style:style>
    <style:style style:name="P18" style:family="paragraph" style:parent-style-name="Text_20_body">
      <style:text-properties style:font-name="Calibri" fo:language="en" fo:country="GB" style:font-name-complex="Calibri"/>
    </style:style>
    <style:style style:name="P19" style:family="paragraph" style:parent-style-name="Text_20_body">
      <style:text-properties style:font-name="Calibri" fo:language="en" fo:country="GB" fo:font-weight="bold" style:font-weight-asian="bold" style:font-name-complex="Calibri" style:font-weight-complex="bold"/>
    </style:style>
    <style:style style:name="P20" style:family="paragraph" style:parent-style-name="Standard">
      <style:paragraph-properties fo:margin-left="3.747cm" fo:margin-right="0cm" fo:text-indent="1.249cm" style:auto-text-indent="false">
        <style:tab-stops/>
      </style:paragraph-properties>
      <style:text-properties fo:font-size="12pt" fo:language="en" fo:country="GB" style:font-size-asian="12pt" style:font-size-complex="12pt"/>
    </style:style>
    <style:style style:name="P21" style:family="paragraph" style:parent-style-name="Standard">
      <style:paragraph-properties fo:margin-left="4.995cm" fo:margin-right="0cm" fo:text-indent="1.249cm" style:auto-text-indent="false">
        <style:tab-stops/>
      </style:paragraph-properties>
      <style:text-properties fo:font-size="12pt" fo:language="en" fo:country="GB" style:font-size-asian="12pt" style:font-size-complex="12pt"/>
    </style:style>
    <style:style style:name="P22" style:family="paragraph" style:parent-style-name="Standard">
      <style:paragraph-properties fo:margin-left="1.249cm" fo:margin-right="0cm" fo:text-indent="1.249cm" style:auto-text-indent="false">
        <style:tab-stops/>
      </style:paragraph-properties>
    </style:style>
    <style:style style:name="P23" style:family="paragraph" style:parent-style-name="Standard">
      <style:text-properties fo:font-size="12pt" fo:font-weight="bold" style:font-size-asian="12pt" style:font-weight-asian="bold" style:font-size-complex="12pt" style:font-weight-complex="bold"/>
    </style:style>
    <style:style style:name="P24" style:family="paragraph" style:parent-style-name="Standard">
      <style:text-properties fo:font-size="12pt" fo:font-weight="normal" style:font-size-asian="12pt" style:font-weight-asian="normal" style:font-size-complex="12pt" style:font-weight-complex="normal"/>
    </style:style>
    <style:style style:name="P25" style:family="paragraph" style:parent-style-name="Standard">
      <style:text-properties fo:font-size="12pt" style:font-size-asian="12pt" style:font-size-complex="12pt"/>
    </style:style>
    <style:style style:name="P26" style:family="paragraph" style:parent-style-name="Paragraphe_20_de_20_liste" style:list-style-name="WWNum1">
      <style:text-properties fo:font-size="12pt" fo:font-style="italic" style:font-size-asian="12pt" style:font-style-asian="italic" style:font-size-complex="12pt" style:font-style-complex="italic"/>
    </style:style>
    <style:style style:name="P27" style:family="paragraph" style:parent-style-name="Heading_20_1">
      <style:text-properties fo:font-size="20pt" style:font-size-asian="20pt" style:font-size-complex="20pt"/>
    </style:style>
    <style:style style:name="P28" style:family="paragraph" style:parent-style-name="Titre" style:master-page-name="MP0">
      <style:paragraph-properties fo:text-align="center" style:justify-single-word="false" style:page-number="auto" fo:break-before="page"/>
    </style:style>
    <style:style style:name="P29" style:family="paragraph" style:parent-style-name="Text_20_body">
      <style:text-properties style:font-name="Calibri" fo:language="fr" fo:country="FR" style:font-name-complex="Calibri"/>
    </style:style>
    <style:style style:name="T1" style:family="text">
      <style:text-properties style:font-name="Calibri" fo:font-size="12pt" style:font-size-asian="12pt" style:font-name-complex="Calibri" style:font-size-complex="12pt"/>
    </style:style>
    <style:style style:name="T2" style:family="text">
      <style:text-properties style:font-name="Calibri" fo:language="fr" fo:country="FR" style:font-name-complex="Calibri"/>
    </style:style>
    <style:style style:name="T3" style:family="text">
      <style:text-properties style:font-name="Calibri" fo:language="fr" fo:country="FR" fo:font-weight="bold" style:font-weight-asian="bold" style:font-name-complex="Calibri" style:font-weight-complex="bold"/>
    </style:style>
    <style:style style:name="T4" style:family="text">
      <style:text-properties style:font-name="Calibri" fo:language="en" fo:country="GB" style:font-name-complex="Calibri"/>
    </style:style>
    <style:style style:name="T5" style:family="text">
      <style:text-properties style:font-name="Calibri" fo:language="en" fo:country="GB" fo:font-weight="bold" style:font-weight-asian="bold" style:font-name-complex="Calibri" style:font-weight-complex="bold"/>
    </style:style>
    <style:style style:name="T6" style:family="text">
      <style:text-properties fo:font-size="12pt" style:font-size-asian="12pt" style:font-size-complex="12pt"/>
    </style:style>
    <style:style style:name="T7" style:family="text">
      <style:text-properties fo:font-size="12pt" style:font-size-asian="12pt" style:font-name-complex="Calibri"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style:font-size-asian="12pt" style:font-weight-asian="bold" style:font-name-complex="Calibri" style:font-size-complex="12pt" style:font-weight-complex="bold"/>
    </style:style>
    <style:style style:name="T10" style:family="text">
      <style:text-properties fo:font-size="12pt" fo:language="en" fo:country="GB" fo:font-weight="bold" style:font-size-asian="12pt" style:font-weight-asian="bold" style:font-size-complex="12pt" style:font-weight-complex="bold"/>
    </style:style>
    <style:style style:name="T11" style:family="text">
      <style:text-properties fo:font-size="12pt" fo:language="en" fo:country="GB" style:font-size-asian="12pt" style:font-size-complex="12pt"/>
    </style:style>
    <style:style style:name="T12" style:family="text">
      <style:text-properties fo:font-size="12pt" fo:language="en" fo:country="GB" style:font-name-asian="Andale Sans UI" style:font-size-asian="12pt" style:language-asian="ja" style:country-asian="JP" style:font-name-complex="Calibri" style:font-size-complex="12pt" style:language-complex="fa" style:country-complex="IR"/>
    </style:style>
    <style:style style:name="T13"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4" style:family="text">
      <style:text-properties fo:font-size="20pt" style:font-size-asian="20pt" style:font-size-complex="20pt"/>
    </style:style>
    <style:style style:name="T15" style:family="text">
      <style:text-properties style:font-name="Wingdings" fo:font-size="12pt" style:font-size-asian="12pt" style:font-size-complex="12pt"/>
    </style:style>
    <style:style style:name="T16" style:family="text">
      <style:text-properties fo:language="fr" fo:country="FR"/>
    </style:style>
    <style:style style:name="T17" style:family="text">
      <style:text-properties fo:color="#12824d" style:font-name="Source Code Pro" fo:font-size="9pt" fo:background-color="#ffffff" style:font-size-asian="9pt" style:font-size-complex="9pt"/>
    </style:style>
    <style:style style:name="T18" style:family="text">
      <style:text-properties fo:color="#000000" style:font-name="Calibri" fo:background-color="#ffffff" style:font-name-complex="Calibri"/>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p text:style-name="Standard"/>
      <text:p text:style-name="Standard"/>
      <text:p text:style-name="Standard"/>
      <text:p/>
      <text:p>Compte rendu TP 2 : MongoDB</text:p>
      <text:p text:style-name="Standard"/>
      <text:p text:style-name="Standard"/>
      <text:p text:style-name="Standard"/>
      <text:p text:style-name="Standard"/>
      <text:p text:style-name="Standard"/>
      <text:p text:style-name="P2"/>
      <text:p text:style-name="P2"/>
      <text:p text:style-name="P3">Antonin Durand</text:p>
      <text:p text:style-name="P3">William Zehr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INF3</text:p>
      <text:p text:style-name="Standard"/>
      <text:p text:style-name="Contents_20_Heading"><text:soft-page-break/>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text:a xlink:type="simple" xlink:href="#_Toc150697305" office:target-frame-name="_top" xlink:show="replace" text:style-name="Internet_20_link" text:visited-style-name="Visited_20_Internet_20_Link"><text:span text:style-name="Lien_20_hypertexte"><text:span text:style-name="T1">Demande 1 (Version 1) :</text:span></text:span></text:a><text:a xlink:type="simple" xlink:href="#_Toc150697305" office:target-frame-name="_top" xlink:show="replace" text:style-name="Internet_20_link" text:visited-style-name="Visited_20_Internet_20_Link"><text:span text:style-name="Police_20_par_20_défaut"><text:span text:style-name="T1"><text:tab/></text:span></text:span></text:a><text:a xlink:type="simple" xlink:href="#_Toc150697305" office:target-frame-name="_top" xlink:show="replace" text:style-name="Internet_20_link" text:visited-style-name="Visited_20_Internet_20_Link"><text:span text:style-name="Police_20_par_20_défaut"><text:span text:style-name="T1">3</text:span></text:span></text:a></text:p>
          <text:p text:style-name="P10"><text:a xlink:type="simple" xlink:href="#_Toc150697306" office:target-frame-name="_top" xlink:show="replace" text:style-name="Internet_20_link" text:visited-style-name="Visited_20_Internet_20_Link"><text:span text:style-name="Lien_20_hypertexte"><text:span text:style-name="T1">Demande 1 (Version 2) :</text:span></text:span></text:a><text:a xlink:type="simple" xlink:href="#_Toc150697306" office:target-frame-name="_top" xlink:show="replace" text:style-name="Internet_20_link" text:visited-style-name="Visited_20_Internet_20_Link"><text:span text:style-name="Police_20_par_20_défaut"><text:span text:style-name="T1"><text:tab/></text:span></text:span></text:a><text:a xlink:type="simple" xlink:href="#_Toc150697306" office:target-frame-name="_top" xlink:show="replace" text:style-name="Internet_20_link" text:visited-style-name="Visited_20_Internet_20_Link"><text:span text:style-name="Police_20_par_20_défaut"><text:span text:style-name="T1">5</text:span></text:span></text:a></text:p>
          <text:p text:style-name="P10"><text:a xlink:type="simple" xlink:href="#_Toc150697307" office:target-frame-name="_top" xlink:show="replace" text:style-name="Internet_20_link" text:visited-style-name="Visited_20_Internet_20_Link"><text:span text:style-name="Lien_20_hypertexte"><text:span text:style-name="T1">Demande 2 :</text:span></text:span></text:a><text:a xlink:type="simple" xlink:href="#_Toc150697307" office:target-frame-name="_top" xlink:show="replace" text:style-name="Internet_20_link" text:visited-style-name="Visited_20_Internet_20_Link"><text:span text:style-name="Police_20_par_20_défaut"><text:span text:style-name="T1"><text:tab/></text:span></text:span></text:a><text:a xlink:type="simple" xlink:href="#_Toc150697307" office:target-frame-name="_top" xlink:show="replace" text:style-name="Internet_20_link" text:visited-style-name="Visited_20_Internet_20_Link"><text:span text:style-name="Police_20_par_20_défaut"><text:span text:style-name="T1">8</text:span></text:span></text:a></text:p>
          <text:p text:style-name="P10"><text:a xlink:type="simple" xlink:href="#_Toc150697308" office:target-frame-name="_top" xlink:show="replace" text:style-name="Internet_20_link" text:visited-style-name="Visited_20_Internet_20_Link"><text:span text:style-name="Lien_20_hypertexte"><text:span text:style-name="T1">Demande 3 :</text:span></text:span></text:a><text:a xlink:type="simple" xlink:href="#_Toc150697308" office:target-frame-name="_top" xlink:show="replace" text:style-name="Internet_20_link" text:visited-style-name="Visited_20_Internet_20_Link"><text:span text:style-name="Police_20_par_20_défaut"><text:span text:style-name="T1"><text:tab/></text:span></text:span></text:a><text:a xlink:type="simple" xlink:href="#_Toc150697308" office:target-frame-name="_top" xlink:show="replace" text:style-name="Internet_20_link" text:visited-style-name="Visited_20_Internet_20_Link"><text:span text:style-name="Police_20_par_20_défaut"><text:span text:style-name="T1">9</text:span></text:span></text:a></text:p>
        </text:index-body>
      </text:table-of-content>
      <text:p text:style-name="Standard"><text:a xlink:type="simple" xlink:href="#_Toc150466302" office:target-frame-name="_top" xlink:show="replace" text:style-name="Internet_20_link" text:visited-style-name="Visited_20_Internet_20_Lin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7" text:outline-level="1"/>
      <text:p text:style-name="P11"><text:bookmark-start text:name="__RefHeading__621_1536137377"/><text:bookmark-start text:name="Bookmark"/></text:p>
      <text:p text:style-name="P11"/>
      <text:p text:style-name="P11"/>
      <text:p text:style-name="P11"><text:soft-page-break/>Pour réaliser ce TP, il a fallu créer et maintenir un dépôt Github. Ce dernier contient donc tous les scripts et les données relatives à la création de la base de données MongoDB. Le code ayant été réalisé en partenariat avec Antonin Durant, nous partageons ce dernier. Cependant, notre compte rendu et la compréhension que nous avons eue de ce TP est différente. </text:p>
      <text:p text:style-name="P11"/>
      <text:p text:style-name="Normal"><text:span text:style-name="Police_20_par_20_défaut"><text:span text:style-name="T6">Lien : </text:span></text:span><text:a xlink:type="simple" xlink:href="https://github.com/DurandAntonin/NouveauxParadigmesBasesDeDonneesFI3" office:target-frame-name="_top" xlink:show="replace" text:style-name="Internet_20_link" text:visited-style-name="Visited_20_Internet_20_Link"><text:span text:style-name="Lien_20_hypertexte"><text:span text:style-name="T6">DurandAntonin/NouveauxParadigmesBasesDeDonneesFI3 (github.com)</text:span></text:span></text:a></text:p>
      <text:h text:style-name="Heading_20_1" text:outline-level="1"><text:bookmark-start text:name="_Toc150697305"/><text:bookmark-start text:name="_Toc150614603"/><text:span text:style-name="Police_20_par_20_défaut"><text:span text:style-name="T14">Demande 1 (Version 1</text:span></text:span><text:bookmark-end text:name="__RefHeading__621_1536137377"/><text:bookmark-end text:name="Bookmark"/><text:bookmark-end text:name="_Toc150614603"/><text:span text:style-name="Police_20_par_20_défaut"><text:span text:style-name="T14">) :</text:span></text:span><text:bookmark-end text:name="_Toc150697305"/></text:h>
      <text:p text:style-name="P4"/>
      <text:p text:style-name="P5">Proposer une organisation des données du premier TP sous la forme d’une base de données MongoDB. L’organisation vise à permettre l’évaluation efficace des requêtes données dans le premier TP. Il faut définir :</text:p>
      <text:p text:style-name="P5"/>
      <text:list xml:id="list1408281747449549716" text:style-name="WWNum1">
        <text:list-item text:start-value="1">
          <text:p text:style-name="P26">Les collections</text:p>
        </text:list-item>
        <text:list-item>
          <text:p text:style-name="P26">Pour chaque collection, expliquer la structure des documents (Objet JSON). Donner un exemple</text:p>
        </text:list-item>
      </text:list>
      <text:p text:style-name="P5"/>
      <text:p text:style-name="P4">Avant de commencer à réfléchir à la structure de notre base de données MongoDB, il a été nécessaire d'étudier en premier lieu les tables SQL à notre disposition. Il a donc été nécéssaire de commencer par essayer d'interpréter la fonction de chaque table dans la base de données de Ile De France Mobilités : <text:s/></text:p>
      <text:p text:style-name="P4"/>
      <text:p text:style-name="Standard"><text:span text:style-name="Police_20_par_20_défaut"><text:span text:style-name="T8">small_arrets_lignes</text:span></text:span><text:span text:style-name="Police_20_par_20_défaut"><text:span text:style-name="T6"> </text:span></text:span><text:span text:style-name="Police_20_par_20_défaut"><text:span text:style-name="T15"></text:span></text:span><text:span text:style-name="Police_20_par_20_défaut"><text:span text:style-name="T6"> <text:s/>Stocke des tuples correspondants à des arrêts/stations, avec les informations de ces derniers (longitude, latitude, ville, code postal)</text:span></text:span></text:p>
      <text:p text:style-name="Standard"><text:span text:style-name="Police_20_par_20_défaut"><text:span text:style-name="T8">small_routes</text:span></text:span><text:span text:style-name="Police_20_par_20_défaut"><text:span text:style-name="T6"> </text:span></text:span><text:span text:style-name="Police_20_par_20_défaut"><text:span text:style-name="T15"></text:span></text:span><text:span text:style-name="Police_20_par_20_défaut"><text:span text:style-name="T6"> Stocke des tuples correspondants à des lignes avec leur nom</text:span></text:span></text:p>
      <text:p text:style-name="Standard"><text:span text:style-name="Police_20_par_20_défaut"><text:span text:style-name="T8">small_trips → </text:span></text:span><text:span text:style-name="Police_20_par_20_défaut"><text:span text:style-name="T6">Stocke des tuples correspondants à des trains dans diverses lignes (C, H, ...) mais à des horaires différents</text:span></text:span></text:p>
      <text:p text:style-name="Standard"><text:span text:style-name="Police_20_par_20_défaut"><text:span text:style-name="T8">small_stop_times</text:span></text:span><text:span text:style-name="Police_20_par_20_défaut"><text:span text:style-name="T6"> </text:span></text:span><text:span text:style-name="Police_20_par_20_défaut"><text:span text:style-name="T15"></text:span></text:span><text:span text:style-name="Police_20_par_20_défaut"><text:span text:style-name="T6"> Stocke des tuples correspondants à des arrêts pour différents trains donnés à des horaires donnés. On a aussi le numéro de l'arrêt dans le trajet de chaque train (1 pour le départ, 20 pour le terminus par exemple)</text:span></text:span></text:p>
      <text:p text:style-name="P4"/>
      <text:p text:style-name="P4"/>
      <text:p text:style-name="P4">Il a également fallu interpréter l’utilité des champs les plus importants retrouvés dans chaque table :</text:p>
      <text:p text:style-name="P4"/>
      <text:p text:style-name="Standard"><text:span text:style-name="Police_20_par_20_défaut"><text:span text:style-name="T8">route_id</text:span></text:span><text:span text:style-name="Police_20_par_20_défaut"><text:span text:style-name="T6"> </text:span></text:span><text:span text:style-name="Police_20_par_20_défaut"><text:span text:style-name="T15"></text:span></text:span><text:span text:style-name="Police_20_par_20_défaut"><text:span text:style-name="T6"> id d’une ligne (B, C, …)</text:span></text:span></text:p>
      <text:p text:style-name="Standard"><text:span text:style-name="Police_20_par_20_défaut"><text:span text:style-name="T8">trip_id</text:span></text:span><text:span text:style-name="Police_20_par_20_défaut"><text:span text:style-name="T6"> </text:span></text:span><text:span text:style-name="Police_20_par_20_défaut"><text:span text:style-name="T15"></text:span></text:span><text:span text:style-name="Police_20_par_20_défaut"><text:span text:style-name="T6"> id du train, correspond à un des trains en fonction de son heure de départ</text:span></text:span></text:p>
      <text:p text:style-name="Standard"><text:span text:style-name="Police_20_par_20_défaut"><text:span text:style-name="T8">trip_headsign</text:span></text:span><text:span text:style-name="Police_20_par_20_défaut"><text:span text:style-name="T6"> </text:span></text:span><text:span text:style-name="Police_20_par_20_défaut"><text:span text:style-name="T15"></text:span></text:span><text:span text:style-name="Police_20_par_20_défaut"><text:span text:style-name="T6"> correspond à l’identifiant d’un train (défini par IDFM)</text:span></text:span></text:p>
      <text:p text:style-name="Standard"><text:span text:style-name="Police_20_par_20_défaut"><text:span text:style-name="T8">stop_id</text:span></text:span><text:span text:style-name="Police_20_par_20_défaut"><text:span text:style-name="T6"> <text:s/></text:span></text:span><text:span text:style-name="Police_20_par_20_défaut"><text:span text:style-name="T15"></text:span></text:span><text:span text:style-name="Police_20_par_20_défaut"><text:span text:style-name="T6"> id d’un arrêt</text:span></text:span></text:p>
      <text:p text:style-name="Standard"><text:span text:style-name="Police_20_par_20_défaut"><text:span text:style-name="T8">stop_sequence</text:span></text:span><text:span text:style-name="Police_20_par_20_défaut"><text:span text:style-name="T6"> </text:span></text:span><text:span text:style-name="Police_20_par_20_défaut"><text:span text:style-name="T15"></text:span></text:span><text:span text:style-name="Police_20_par_20_défaut"><text:span text:style-name="T6"> ordre d’arrivée d’un train aux arrêts de son trajet</text:span></text:span></text:p>
      <text:p text:style-name="P4"/>
      <text:p text:style-name="P4"/>
      <text:p text:style-name="P4"><text:soft-page-break/>Après réalisé cette étude sur les tables de la base de données d’origine, il a été possible d'imaginer une structure pour implémenter les données dans une base de données MongoDB.</text:p>
      <text:p text:style-name="P4"/>
      <text:p text:style-name="P4">Il a donc fallu choisir de définir deux collections pour former la première base de données MongoDB :</text:p>
      <text:p text:style-name="P4"/>
      <text:p text:style-name="Standard"><text:span text:style-name="Police_20_par_20_défaut"><text:span text:style-name="T10">collectionTrips</text:span></text:span><text:span text:style-name="Police_20_par_20_défaut"><text:span text:style-name="T11"> :</text:span></text:span></text:p>
      <text:p text:style-name="P6"/>
      <text:p text:style-name="P6">{</text:p>
      <text:p text:style-name="Standard"><text:span text:style-name="Police_20_par_20_défaut"><text:span text:style-name="T11"><text:tab/>"route_id" : "IDFM:C01727",</text:span></text:span></text:p>
      <text:p text:style-name="P6"><text:tab/>"trip_id" : "IDFM:TN:SNCF:28bf25f5-5248-48be-96b0-c62b689c4543",</text:p>
      <text:p text:style-name="P6"><text:tab/>"trip_headsign" : "MONA",</text:p>
      <text:p text:style-name="P6"><text:tab/>"listeArrets" : [</text:p>
      <text:p text:style-name="P6"><text:tab/><text:tab/>{</text:p>
      <text:p text:style-name="P6"><text:tab/><text:tab/><text:tab/>"stop_id" : "IDFM:monomodalStopPlace:44411",</text:p>
      <text:p text:style-name="P6"><text:tab/><text:tab/><text:tab/>"stop_name" : "Pontoise",</text:p>
      <text:p text:style-name="P6"><text:tab/><text:tab/><text:tab/>"stop_lon" : "2.0957859968423524",</text:p>
      <text:p text:style-name="P6"><text:tab/><text:tab/><text:tab/>"stop_lat" : "49.04673337596684",</text:p>
      <text:p text:style-name="P6"><text:tab/><text:tab/><text:tab/>"OperatorName" : "SNCF",</text:p>
      <text:p text:style-name="P6"><text:tab/><text:tab/><text:tab/>"Nom_commune" : "Pontoise",</text:p>
      <text:p text:style-name="P12">"Code_insee" : "95500",</text:p>
      <text:p text:style-name="P6"><text:tab/><text:tab/><text:tab/>"arrival_time" : "12:58:50",</text:p>
      <text:p text:style-name="P6"><text:tab/><text:tab/><text:tab/>"departure_time" : "12:58:50",</text:p>
      <text:p text:style-name="P6"><text:tab/><text:tab/><text:tab/>"stop_sequence" : "1",</text:p>
      <text:p text:style-name="P6"><text:tab/><text:tab/>},</text:p>
      <text:p text:style-name="P6"><text:tab/><text:tab/>{</text:p>
      <text:p text:style-name="P6"><text:tab/><text:tab/><text:tab/>"stop_id" : "IDFM:monomodalStopPlace:47599",</text:p>
      <text:p text:style-name="P6"><text:tab/><text:tab/><text:tab/>"stop_name" : "Saint-Ouen-l'Aumône”,</text:p>
      <text:p text:style-name="P6"><text:tab/><text:tab/><text:tab/>"stop_lon" : "2.105230857870794",</text:p>
      <text:p text:style-name="P6"><text:tab/><text:tab/><text:tab/>"stop_lat" : "49.04530690087292",</text:p>
      <text:p text:style-name="P6"><text:tab/><text:tab/><text:tab/>"OperatorName" : "SNCF",</text:p>
      <text:p text:style-name="Standard"><text:span text:style-name="Police_20_par_20_défaut"><text:span text:style-name="T11"><text:tab/></text:span></text:span><text:span text:style-name="Police_20_par_20_défaut"><text:span text:style-name="T11"><text:tab/></text:span></text:span><text:span text:style-name="Police_20_par_20_défaut"><text:span text:style-name="T11"><text:tab/>"Nom_commune" : "Saint-Ouen-l'Aumône",</text:span></text:span></text:p>
      <text:p text:style-name="Standard"><text:span text:style-name="Police_20_par_20_défaut"><text:span text:style-name="T11"><text:tab/></text:span></text:span><text:span text:style-name="Police_20_par_20_défaut"><text:span text:style-name="T11"><text:tab/></text:span></text:span><text:span text:style-name="Police_20_par_20_défaut"><text:span text:style-name="T11"><text:tab/>"Code_insee" : "95572",</text:span></text:span></text:p>
      <text:p text:style-name="P6"><text:tab/><text:tab/><text:tab/>"arrival_time" : "13:00:20",</text:p>
      <text:p text:style-name="Standard"><text:span text:style-name="Police_20_par_20_défaut"><text:span text:style-name="T11"><text:tab/></text:span></text:span><text:span text:style-name="Police_20_par_20_défaut"><text:span text:style-name="T11"><text:tab/></text:span></text:span><text:span text:style-name="Police_20_par_20_défaut"><text:span text:style-name="T11"><text:tab/></text:span></text:span><text:span text:style-name="Police_20_par_20_défaut"><text:span text:style-name="T6">"departure_time" : "13:01:00",</text:span></text:span></text:p>
      <text:p text:style-name="P4"><text:tab/><text:tab/><text:tab/>"stop_sequence" : "2",</text:p>
      <text:p text:style-name="Standard"><text:span text:style-name="Police_20_par_20_défaut"><text:span text:style-name="T6"><text:tab/></text:span></text:span><text:span text:style-name="Police_20_par_20_défaut"><text:span text:style-name="T6"><text:tab/>}</text:span></text:span></text:p>
      <text:p text:style-name="P4"><text:tab/>]</text:p>
      <text:p text:style-name="P4">}</text:p>
      <text:p text:style-name="P4"/>
      <text:p text:style-name="P4">Cette collection servira à déterminer le trajet emprunté par un train dans le bon ordre d’arrêt, cela en fonction de sa ligne (C, B, …), de son arrêt de départ et d’arrivée et de son horaire de départ/arrivée.</text:p>
      <text:p text:style-name="P4">Cette collection stocke également les diverses informations liées à chaque arrêt.</text:p>
      <text:p text:style-name="Standard"><text:soft-page-break/><text:span text:style-name="Police_20_par_20_défaut"><text:span text:style-name="T10">collectionRoutes:</text:span></text:span></text:p>
      <text:p text:style-name="P6"/>
      <text:p text:style-name="P6">{</text:p>
      <text:p text:style-name="P6"><text:tab/>"route_id" : "IDFM:C01727",</text:p>
      <text:p text:style-name="Standard"><text:span text:style-name="Police_20_par_20_défaut"><text:span text:style-name="T11"><text:tab/>"route_short_name" : "C",</text:span></text:span></text:p>
      <text:p text:style-name="Standard"><text:span text:style-name="Police_20_par_20_défaut"><text:span text:style-name="T11"><text:tab/></text:span></text:span><text:span text:style-name="Police_20_par_20_défaut"><text:span text:style-name="T6">"route_long_name" "C":</text:span></text:span></text:p>
      <text:p text:style-name="P4">}</text:p>
      <text:p text:style-name="P4"/>
      <text:p text:style-name="Standard"><text:span text:style-name="Police_20_par_20_défaut"><text:span text:style-name="T6">Cette collection servira à stocker les identifiants des différentes lignes pour les réutiliser dans la collection </text:span></text:span><text:span text:style-name="Police_20_par_20_défaut"><text:span text:style-name="T8">collectionTrips</text:span></text:span><text:span text:style-name="Police_20_par_20_défaut"><text:span text:style-name="T6">.</text:span></text:span></text:p>
      <text:p text:style-name="P4"/>
      <text:p text:style-name="P4"/>
      <text:p text:style-name="Standard"><text:span text:style-name="Police_20_par_20_défaut"><text:span text:style-name="T13">Conclusion :</text:span></text:span></text:p>
      <text:p text:style-name="P4"/>
      <text:p text:style-name="P4">Cette première version de la base de données est déjà utilisable et fonctionnelle. Cependant, sa structure fait qu'elle contiendra trop de redondances qui peuvent être supprimées en restructurant la base de données. Cette structure de base de données produit également trop de documents, compte tenu de la quantité de données à notre disposition. </text:p>
      <text:p text:style-name="Standard"><text:span text:style-name="Police_20_par_20_défaut"><text:span text:style-name="T6">En effet, l’utilisation de cette structure favorise la production excessive de documents car ils sont créés en fonction du </text:span></text:span><text:span text:style-name="Police_20_par_20_défaut"><text:span text:style-name="T8">tripId</text:span></text:span><text:span text:style-name="Police_20_par_20_défaut"><text:span text:style-name="T6">. Il en a finalement <text:s/>été déduit que pour réduire la quantité de documents, il était plus intéressant de faire les documents en fonction du </text:span></text:span><text:span text:style-name="Police_20_par_20_défaut"><text:span text:style-name="T8">tripHeadsign</text:span></text:span><text:span text:style-name="Police_20_par_20_défaut"><text:span text:style-name="T6">. <text:s/>La structure de notre base de données a donc été modifiée pour régler ce problème. </text:span></text:span></text:p>
      <text:p text:style-name="P14"><text:bookmark-start text:name="Bookmark3"/></text:p>
      <text:h text:style-name="P27" text:outline-level="1"><text:bookmark-start text:name="_Toc150697306"/><text:bookmark-start text:name="_Toc150614604"/>Demande 1 (Version 2<text:bookmark-end text:name="Bookmark3"/>) :<text:bookmark-end text:name="_Toc150697306"/><text:bookmark-end text:name="_Toc150614604"/></text:h>
      <text:p text:style-name="P13"/>
      <text:p text:style-name="Text_20_body"><text:span text:style-name="Police_20_par_20_défaut"><text:span text:style-name="T2">Dans cette nouvelle version de la structure de notre base de données MongoDB, il a été décidé de garder une structure sur deux collections. Le même schéma à été gardé pour la collection </text:span></text:span><text:span text:style-name="Police_20_par_20_défaut"><text:span text:style-name="T3">collectionRoutes</text:span></text:span><text:span text:style-name="Police_20_par_20_défaut"><text:span text:style-name="T2">, les changements majeurs se retrouvent donc dans la collection </text:span></text:span><text:span text:style-name="Police_20_par_20_défaut"><text:span text:style-name="T3">collectionTrips</text:span></text:span><text:span text:style-name="Police_20_par_20_défaut"><text:span text:style-name="T16">. </text:span></text:span></text:p>
      <text:p text:style-name="P13"/>
      <text:p text:style-name="Standard"><text:span text:style-name="Police_20_par_20_défaut"><text:span text:style-name="T10">collectionRoutes:</text:span></text:span></text:p>
      <text:p text:style-name="P6"/>
      <text:p text:style-name="P6">{</text:p>
      <text:p text:style-name="P6"><text:tab/>"routeId" : "IDFM:C01727",</text:p>
      <text:p text:style-name="Standard"><text:span text:style-name="Police_20_par_20_défaut"><text:span text:style-name="T11"><text:tab/>"routeShortName" : "C",</text:span></text:span></text:p>
      <text:p text:style-name="Standard"><text:span text:style-name="Police_20_par_20_défaut"><text:span text:style-name="T11"><text:tab/></text:span></text:span><text:span text:style-name="Police_20_par_20_défaut"><text:span text:style-name="T6">"routeLongName" :"C",</text:span></text:span></text:p>
      <text:p text:style-name="P4">}</text:p>
      <text:p text:style-name="P13"/>
      <text:p text:style-name="Standard"><text:span text:style-name="Police_20_par_20_défaut"><text:span text:style-name="T6">Cette collection sert toujours à stocker les identifiants des différentes lignes pour les réutiliser dans la collection </text:span></text:span><text:span text:style-name="Police_20_par_20_défaut"><text:span text:style-name="T8">CollectionTrips</text:span></text:span><text:span text:style-name="Police_20_par_20_défaut"><text:span text:style-name="T6">.</text:span></text:span></text:p>
      <text:p text:style-name="P4"/>
      <text:p text:style-name="P7"/>
      <text:p text:style-name="P7"><text:soft-page-break/>collectionTrips:</text:p>
      <text:p text:style-name="P7"/>
      <text:p text:style-name="P6">{</text:p>
      <text:p text:style-name="Standard"><text:span text:style-name="Police_20_par_20_défaut"><text:span text:style-name="T11"><text:tab/>"routeId" : "IDFM:C01727",</text:span></text:span></text:p>
      <text:p text:style-name="P6"><text:tab/>"tripHeadsign" : "MONA",</text:p>
      <text:p text:style-name="P6"><text:tab/>"idArretDepart" : " IDFM:monomodalStopPlace:44411",</text:p>
      <text:p text:style-name="P6"><text:tab/>"listeArrets" : [</text:p>
      <text:p text:style-name="P6"><text:tab/><text:tab/>{</text:p>
      <text:p text:style-name="P6"><text:tab/><text:tab/><text:tab/>"stopId" : "IDFM:monomodalStopPlace:44411",</text:p>
      <text:p text:style-name="P6"><text:tab/><text:tab/><text:tab/>"stopName" : "Pontoise",</text:p>
      <text:p text:style-name="P6"><text:tab/><text:tab/><text:tab/>"stopLon" : "2.0957859968423524",</text:p>
      <text:p text:style-name="P6"><text:tab/><text:tab/><text:tab/>"stopLat" : "49.04673337596684",</text:p>
      <text:p text:style-name="P6"><text:tab/><text:tab/><text:tab/>"operatorName" : "SNCF",</text:p>
      <text:p text:style-name="P6"><text:tab/><text:tab/><text:tab/>"nomCommune" : "Pontoise",</text:p>
      <text:p text:style-name="P12">"codeInsee" : "95500",</text:p>
      <text:p text:style-name="P12">"stopSequence" : "1",</text:p>
      <text:p text:style-name="P12">"listArrivalsTime" : [</text:p>
      <text:p text:style-name="P20">{</text:p>
      <text:p text:style-name="P6"><text:tab/><text:tab/><text:tab/><text:tab/><text:tab/>"arrivalTime" : "12:58:50",</text:p>
      <text:p text:style-name="P6"><text:tab/><text:tab/><text:tab/><text:tab/><text:tab/>"departureTime" : "12:58:50",</text:p>
      <text:p text:style-name="P21">"tripId" = "IDFM:TN:SNCF:28bf25f5-5248-48be-96b0-c62b689c4543",<text:tab/></text:p>
      <text:p text:style-name="P21"/>
      <text:p text:style-name="P6"><text:tab/><text:tab/><text:tab/><text:tab/>}</text:p>
      <text:p text:style-name="P6"><text:tab/><text:tab/><text:tab/>]</text:p>
      <text:p text:style-name="P6"><text:tab/><text:tab/>},</text:p>
      <text:p text:style-name="P6"><text:tab/><text:tab/>{</text:p>
      <text:p text:style-name="P6"><text:tab/><text:tab/><text:tab/>"stopId" : "IDFM:monomodalStopPlace:47599",</text:p>
      <text:p text:style-name="P6"><text:tab/><text:tab/><text:tab/>"stopName" : "Saint-Ouen-l'Aumône”,</text:p>
      <text:p text:style-name="P6"><text:tab/><text:tab/><text:tab/>"stopLon" : "2.105230857870794",</text:p>
      <text:p text:style-name="P6"><text:tab/><text:tab/><text:tab/>"stopLat" : "49.04530690087292",</text:p>
      <text:p text:style-name="P6"><text:tab/><text:tab/><text:tab/>"operatorName" : "SNCF",</text:p>
      <text:p text:style-name="Standard"><text:span text:style-name="Police_20_par_20_défaut"><text:span text:style-name="T11"><text:tab/></text:span></text:span><text:span text:style-name="Police_20_par_20_défaut"><text:span text:style-name="T11"><text:tab/></text:span></text:span><text:span text:style-name="Police_20_par_20_défaut"><text:span text:style-name="T11"><text:tab/>"nomCommune" : "Saint-Ouen-l'Aumône",</text:span></text:span></text:p>
      <text:p text:style-name="Standard"><text:span text:style-name="Police_20_par_20_défaut"><text:span text:style-name="T11"><text:tab/></text:span></text:span><text:span text:style-name="Police_20_par_20_défaut"><text:span text:style-name="T11"><text:tab/></text:span></text:span><text:span text:style-name="Police_20_par_20_défaut"><text:span text:style-name="T11"><text:tab/>"codeInsee" : "95572",</text:span></text:span></text:p>
      <text:p text:style-name="P6"><text:tab/><text:tab/><text:tab/>"arrivalTime" : "13:00:20",</text:p>
      <text:p text:style-name="P6"><text:tab/><text:tab/><text:tab/>"departureTime" : "13:01:00",</text:p>
      <text:p text:style-name="P6"><text:tab/><text:tab/><text:tab/>"stopSequence" : "2",</text:p>
      <text:p text:style-name="P12">"listeArrivalsTime" : [</text:p>
      <text:p text:style-name="P20">{</text:p>
      <text:p text:style-name="P6"><text:tab/><text:tab/><text:tab/><text:tab/><text:tab/>"arrivalTime" : "13:00:20"</text:p>
      <text:p text:style-name="P6"><text:tab/><text:tab/><text:tab/><text:tab/><text:tab/>"departureTime" : "13:01:00",,</text:p>
      <text:p text:style-name="P21">"tripId" = "IDFM:TN:SNCF:28bf25f5-5248-48be-96b0-c62b689c4543",<text:tab/></text:p>
      <text:p text:style-name="P22"><text:span text:style-name="Police_20_par_20_défaut"><text:span text:style-name="T11"><text:s text:c="26"/></text:span></text:span><text:span text:style-name="Police_20_par_20_défaut"><text:span text:style-name="T6">},</text:span></text:span></text:p>
      <text:p text:style-name="P4"><text:tab/><text:tab/><text:tab/>]</text:p>
      <text:p text:style-name="P4"><text:soft-page-break/></text:p>
      <text:p text:style-name="Standard"><text:span text:style-name="Police_20_par_20_défaut"><text:span text:style-name="T6"><text:tab/></text:span></text:span><text:span text:style-name="Police_20_par_20_défaut"><text:span text:style-name="T6"><text:tab/>}</text:span></text:span></text:p>
      <text:p text:style-name="P4"><text:tab/>]</text:p>
      <text:p text:style-name="P4">}</text:p>
      <text:p text:style-name="P13"/>
      <text:p text:style-name="Standard"><text:span text:style-name="Police_20_par_20_défaut"><text:span text:style-name="T7">Dans cette version de la collection </text:span></text:span><text:span text:style-name="Police_20_par_20_défaut"><text:span text:style-name="T9">collectionTrips</text:span></text:span><text:span text:style-name="Police_20_par_20_défaut"><text:span text:style-name="T7">, il en a été déduit que le </text:span></text:span><text:span text:style-name="Police_20_par_20_défaut"><text:span text:style-name="T9">tripId</text:span></text:span><text:span text:style-name="Police_20_par_20_défaut"><text:span text:style-name="T7"> pouvait uniquement servir à retrouver l’heure d’arrivée et de départ du train (</text:span></text:span><text:span text:style-name="Police_20_par_20_défaut"><text:span text:style-name="T8">arrivalTime</text:span></text:span><text:span text:style-name="Police_20_par_20_défaut"><text:span text:style-name="T6"> et </text:span></text:span><text:span text:style-name="Police_20_par_20_défaut"><text:span text:style-name="T8">departureTime</text:span></text:span><text:span text:style-name="Police_20_par_20_défaut"><text:span text:style-name="T6">). Ces attributs ont donc été réunis dans une liste d’attributs appelée </text:span></text:span><text:span text:style-name="Police_20_par_20_défaut"><text:span text:style-name="T8">listeArrivalsTime</text:span></text:span><text:span text:style-name="Police_20_par_20_défaut"><text:span text:style-name="T6">. </text:span></text:span></text:p>
      <text:p text:style-name="Standard"><text:span text:style-name="Police_20_par_20_défaut"><text:span text:style-name="T6">Pour résumer, chaque document contient les informations d’un train avec la liste des arrêts pour chaque arrêt, une liste des horaires de passage pour chaque train. </text:span></text:span></text:p>
      <text:p text:style-name="P15"/>
      <text:p text:style-name="P13"/>
      <text:p text:style-name="P16">Conclusion :</text:p>
      <text:p text:style-name="P13"/>
      <text:p text:style-name="P15">Cette nouvelle structure permet donc d’avoir les mêmes accès aux données qu’avec la structure précédente, tout en produisant moins de documents. Cela rend donc cette dernière plus viable et c’est celle qui va être utilisée pour réaliser les demandes 2 et 3. </text:p>
      <text:p text:style-name="P13"/>
      <text:h text:style-name="P27" text:outline-level="1"><text:bookmark-start text:name="__RefHeading__623_1536137377"/><text:bookmark-start text:name="Bookmark1"/></text:h>
      <text:h text:style-name="P27" text:outline-level="1"/>
      <text:h text:style-name="P27" text:outline-level="1"/>
      <text:h text:style-name="P27" text:outline-level="1"/>
      <text:h text:style-name="P27" text:outline-level="1"/>
      <text:h text:style-name="P27" text:outline-level="1"/>
      <text:h text:style-name="P27" text:outline-level="1"/>
      <text:p text:style-name="P14"/>
      <text:h text:style-name="P27" text:outline-level="1"><text:bookmark-start text:name="_Toc150697307"/><text:bookmark-start text:name="_Toc150614605"/></text:h>
      <text:p text:style-name="P14"/>
      <text:h text:style-name="Heading_20_1" text:outline-level="1"><text:soft-page-break/><text:span text:style-name="Police_20_par_20_défaut"><text:span text:style-name="T14">Demande 2 :</text:span></text:span><text:bookmark-end text:name="__RefHeading__623_1536137377"/><text:bookmark-end text:name="Bookmark1"/><text:bookmark-end text:name="_Toc150697307"/><text:bookmark-end text:name="_Toc150614605"/></text:h>
      <text:p text:style-name="P4"/>
      <text:p text:style-name="P5">Créer des scripts pour restructurer les données du TP2 conformément à la structure de document (Objet JSON) choisie. Les scripts peuvent être définis dans un langage choisi librement.</text:p>
      <text:p text:style-name="P5"/>
      <text:p text:style-name="P23">Tous les scripts qui ont été rédigés pour réaliser ce TP se trouvent sur le dépôt GitHub référencé au début de ce compte rendu. </text:p>
      <text:p text:style-name="P23"/>
      <text:p text:style-name="P24">Pour réaliser les scripts d'insertion dans la base de données, la première version du dataset : « new_dataset » à été utilisée</text:p>
      <text:p text:style-name="P4">Les documents ont été séparés en fichiers distincts, chaque fichier contenant 10 documents. </text:p>
      <text:p text:style-name="P4"/>
      <text:p text:style-name="Standard"><text:span text:style-name="Police_20_par_20_défaut"><text:span text:style-name="T6">Plusieurs classes ont donc été créés(Voir sur le dépôt GitHub), chacune représentant la partie qu’elle concerne de notre base de données. Par exemple, la classe PHP </text:span></text:span><text:span text:style-name="Police_20_par_20_défaut"><text:span text:style-name="T8">ArrivalsTime</text:span></text:span><text:span text:style-name="Police_20_par_20_défaut"><text:span text:style-name="T6"> contient exactement les mêmes champs que chaque objet contenu dans le champ </text:span></text:span><text:span text:style-name="Police_20_par_20_défaut"><text:span text:style-name="T8">listArrivalsTime</text:span></text:span><text:span text:style-name="Police_20_par_20_défaut"><text:span text:style-name="T6">. </text:span></text:span></text:p>
      <text:p text:style-name="P4"/>
      <text:p text:style-name="P4">Chaque classe (voir les différentes classes sur le dépôt GitHub) contient une méthode permettant de sérialiser (transformer en JSON) toutes les données stockées dans notre base de données PostgreSQL. </text:p>
      <text:p text:style-name="P4"/>
      <text:p text:style-name="P4">Chaque classe contient également des méthodes appelée Getters et Setters pour chaque champ de cette dernière. Ils permettent d’interagir avec les champs des classes tout en respectant l’encapsulation. </text:p>
      <text:p text:style-name="P4"/>
      <text:p text:style-name="P4">Le script permettant de transformer nos données SQL en JSON (voir dépôt GitHub : scriptPostgresToMongoDB). </text:p>
      <text:p text:style-name="P4">Le script va donc en premier lieu se connecter à PostgreSQL pour ensuite exécuter des requêtes vers ce dernier pour récupérer les données qui y sont stockées. </text:p>
      <text:p text:style-name="P4">Il va ensuite transformer ces données en différents objets qui vont ensuite être transformés en JSON grâce aux méthodes écrites dans les différentes classes correspondant aux tables. </text:p>
      <text:p text:style-name="P4">Il utilise donc les différentes classes préalablement créées pour récupérer les champs correspondants sous forme de chaine JSON. </text:p>
      <text:p text:style-name="Standard"/>
      <text:p text:style-name="Standard"><text:span text:style-name="Police_20_par_20_défaut"><text:span text:style-name="T6">Pour chaque arrêt, le script d’insertion ne prend cependant que les 20 premiers trains en fonction de leur heure d’arrivée à l’arrêt (</text:span></text:span><text:span text:style-name="Police_20_par_20_défaut"><text:span text:style-name="T8">tripId</text:span></text:span><text:span text:style-name="Police_20_par_20_défaut"><text:span text:style-name="T6">) pour des raisons de temps d’insertion. </text:span></text:span><text:bookmark-start text:name="_Toc150614606"/><text:bookmark-start text:name="__RefHeading__625_1536137377"/><text:bookmark-start text:name="Bookmark2"/></text:p>
      <text:p text:style-name="P4"/>
      <text:h text:style-name="P27" text:outline-level="1"><text:bookmark-start text:name="_Toc150697308"/></text:h>
      <text:p text:style-name="Text_20_body"><text:span text:style-name="Police_20_par_20_défaut"><text:span text:style-name="T14"/></text:span></text:p>
      <text:p text:style-name="Text_20_body"><text:span text:style-name="Police_20_par_20_défaut"><text:span text:style-name="T14"/></text:span></text:p>
      <text:h text:style-name="Heading_20_1" text:outline-level="1"><text:soft-page-break/><text:span text:style-name="Police_20_par_20_défaut"><text:span text:style-name="T14">Demande 3 :</text:span></text:span><text:bookmark-end text:name="_Toc150614606"/><text:bookmark-end text:name="__RefHeading__625_1536137377"/><text:bookmark-end text:name="Bookmark2"/><text:bookmark-end text:name="_Toc150697308"/></text:h>
      <text:p text:style-name="P5"/>
      <text:p text:style-name="P5">Exprimer les requêtes données dans le premier TP sous la forme des requêtes MongoDB.</text:p>
      <text:p text:style-name="P5"/>
      <text:p text:style-name="P5"/>
      <text:p text:style-name="P17">Requête 1: Étant donnée une ligne X (par exemple, le RER B), quelles sont ses stations?</text:p>
      <text:p text:style-name="P15"/>
      <text:p text:style-name="P18">db.collectionTrips.distinct("listeArrets.stopName", { "routeId": "IDFM:C01999" });</text:p>
      <text:p text:style-name="P19"/>
      <text:p text:style-name="P17">Requête 2: Quelles sont toutes les stations situées au sud (géographiquement) d'une station X donnée?</text:p>
      <text:p text:style-name="P15"/>
      <text:p text:style-name="P18">db.CollectionTrips.distinct("listeArrets", {"listeArrets.stopLat" : {$lt : '49'}})</text:p>
      <text:p text:style-name="P19"/>
      <text:p text:style-name="P17">Requête 3: Quelles sont toutes les stations au sud d'une station X donnée et qui sont desservies par le même train?</text:p>
      <text:p text:style-name="P15"/>
      <text:p text:style-name="P18">db.collectionTrips.find({ "listeArrets.stopId": "IDFM:monomodalStopPlace:44411" }, { "listeArrets": 1 })</text:p>
      <text:p text:style-name="P19"/>
      <text:p text:style-name="P17">Requête 4: Étant donné deux stations X et Y, y a-t-il une connexion directe de X à Y (c'est une question non triviale, prenez par exemple les stations Robinson et Massy-Palaiseau)?</text:p>
      <text:p text:style-name="P17"/>
      <text:p text:style-name="Text_20_body"><text:span text:style-name="Police_20_par_20_défaut"><text:span text:style-name="T4">db.collectionTrips.find({"listeArrets.stopId": { $in: ["IDFM:monomodalStopPlace:</text:span></text:span><text:span text:style-name="Police_20_par_20_défaut"><text:span text:style-name="T17"> </text:span></text:span><text:span text:style-name="Police_20_par_20_défaut"><text:span text:style-name="T18">43115</text:span></text:span><text:span text:style-name="Police_20_par_20_défaut"><text:span text:style-name="T4">","IDFM:monomodalStopPlace:</text:span></text:span><text:span text:style-name="Police_20_par_20_défaut"><text:span text:style-name="T17"> </text:span></text:span><text:span text:style-name="Police_20_par_20_défaut"><text:span text:style-name="T18">43238</text:span></text:span><text:span text:style-name="Police_20_par_20_défaut"><text:span text:style-name="T4">"] }}, { "listeArrets": 1 })</text:span></text:span></text:p>
      <text:p text:style-name="P19"/>
      <text:p text:style-name="P17">Requête 5: Étant donné deux stations X et Y de la même ligne, combien de stations les séparent? (Attention: requête imprécise)</text:p>
      <text:p text:style-name="P17"/>
      <text:p text:style-name="P15">db.collectionTrips.find({"routeId": "IDFM:C01727","listeArrets.stopId": { $in: ["id_station_X","id_station_Y"] }}, {"listeArrets": 1})</text:p>
      <text:p text:style-name="P15"/>
      <text:p text:style-name="P15"/>
      <text:p text:style-name="P15"/>
      <text:p text:style-name="P15"/>
      <text:p text:style-name="P17"/>
      <text:p text:style-name="Text_20_body"><text:span text:style-name="Police_20_par_20_défaut"><text:span text:style-name="T3">Requête 6: Étant donné deux stations X et Y pour lesquelles il existe une connexion directe, </text:span></text:span><text:soft-page-break/><text:span text:style-name="Police_20_par_20_défaut"><text:span text:style-name="T3">quelle est la durée minimale d'un trajet de X à Y?</text:span></text:span></text:p>
      <text:p text:style-name="P18">db.collectionTrips.aggregate([</text:p>
      <text:p text:style-name="P18"><text:s text:c="2"/>{</text:p>
      <text:p text:style-name="P18"><text:s text:c="4"/>$match: {</text:p>
      <text:p text:style-name="P18"><text:s text:c="6"/>"routeId": "IDFM:C01727",</text:p>
      <text:p text:style-name="P18"><text:s text:c="6"/>"listeArrets.stopId": { $in: ["id_station_X", "id_station_Y"] }</text:p>
      <text:p text:style-name="P18"><text:s text:c="4"/>}</text:p>
      <text:p text:style-name="P18"><text:s text:c="2"/>},</text:p>
      <text:p text:style-name="P18"><text:s text:c="2"/>{</text:p>
      <text:p text:style-name="P18"><text:s text:c="4"/>$unwind: "$listeArrets"</text:p>
      <text:p text:style-name="P18"><text:s text:c="2"/>},</text:p>
      <text:p text:style-name="P18"><text:s text:c="2"/>{</text:p>
      <text:p text:style-name="P18"><text:s text:c="4"/>$match: {</text:p>
      <text:p text:style-name="P18"><text:s text:c="6"/>"listeArrets.stopId": { $in: ["id_station_X", "id_station_Y"] }</text:p>
      <text:p text:style-name="P18"><text:s text:c="4"/>}</text:p>
      <text:p text:style-name="P18"><text:s text:c="2"/>},</text:p>
      <text:p text:style-name="P18"><text:s text:c="2"/>{</text:p>
      <text:p text:style-name="P18"><text:s text:c="4"/>$group: {</text:p>
      <text:p text:style-name="P18"><text:s text:c="6"/>_id: null,</text:p>
      <text:p text:style-name="P18"><text:s text:c="6"/>minDuration: { $min: "$listeArrets.listeArrivalsTime.departureTime" }</text:p>
      <text:p text:style-name="Text_20_body"><text:span text:style-name="Police_20_par_20_défaut"><text:span text:style-name="T4"><text:s text:c="4"/></text:span></text:span><text:span text:style-name="Police_20_par_20_défaut"><text:span text:style-name="T2">}</text:span></text:span></text:p>
      <text:p text:style-name="P15"><text:s text:c="2"/>}</text:p>
      <text:p text:style-name="P15">])</text:p>
      <text:p text:style-name="P15"/>
      <text:p text:style-name="P17"/>
      <text:p text:style-name="P17"/>
      <text:p text:style-name="P17"/>
      <text:p text:style-name="P17"/>
      <text:p text:style-name="P17"/>
      <text:p text:style-name="P17"/>
      <text:p text:style-name="P17"/>
      <text:p text:style-name="P17"/>
      <text:p text:style-name="P17"/>
      <text:p text:style-name="Text_20_body"><text:span text:style-name="Police_20_par_20_défaut"><text:span text:style-name="T3">Requête 7: Étant donné deux stations X et Y pour lesquelles il n'existe pas de connexion </text:span></text:span><text:soft-page-break/><text:span text:style-name="Police_20_par_20_défaut"><text:span text:style-name="T3">directe, y a-t-il une connexion avec un seul changement entre les deux stations?</text:span></text:span></text:p>
      <text:p text:style-name="P17"/>
      <text:p text:style-name="P18">db.collectionTrips.aggregate([</text:p>
      <text:p text:style-name="P18"><text:s text:c="2"/>{</text:p>
      <text:p text:style-name="P18"><text:s text:c="4"/>$match: {</text:p>
      <text:p text:style-name="P18"><text:s text:c="6"/>"routeId": "IDFM:C01727",</text:p>
      <text:p text:style-name="P18"><text:s text:c="6"/>"listeArrets.stopId": { $in: ["id_station_X", "id_station_Y"] }</text:p>
      <text:p text:style-name="P18"><text:s text:c="4"/>}</text:p>
      <text:p text:style-name="P18"><text:s text:c="2"/>},</text:p>
      <text:p text:style-name="P18"><text:s text:c="2"/>{</text:p>
      <text:p text:style-name="P18"><text:s text:c="4"/>$unwind: "$listeArrets"</text:p>
      <text:p text:style-name="P18"><text:s text:c="2"/>},</text:p>
      <text:p text:style-name="P18"><text:s text:c="2"/>{</text:p>
      <text:p text:style-name="P18"><text:s text:c="4"/>$match: {</text:p>
      <text:p text:style-name="P18"><text:s text:c="6"/>"listeArrets.stopId": { $in: ["id_station_X", "id_station_Y"] }</text:p>
      <text:p text:style-name="P18"><text:s text:c="4"/>}</text:p>
      <text:p text:style-name="P18"><text:s text:c="2"/>},</text:p>
      <text:p text:style-name="P18"><text:s text:c="2"/>{</text:p>
      <text:p text:style-name="P18"><text:s text:c="4"/>$group: {</text:p>
      <text:p text:style-name="P18"><text:s text:c="6"/>_id: "$_id",</text:p>
      <text:p text:style-name="P18"><text:s text:c="6"/>stops: { $addToSet: "$listeArrets.stopId" },</text:p>
      <text:p text:style-name="P18"><text:s text:c="6"/>count: { $sum: 1 }</text:p>
      <text:p text:style-name="P18"><text:s text:c="4"/>}</text:p>
      <text:p text:style-name="P18"><text:s text:c="2"/>},</text:p>
      <text:p text:style-name="P18"><text:s text:c="2"/>{</text:p>
      <text:p text:style-name="P18"><text:s text:c="4"/>$match: {</text:p>
      <text:p text:style-name="P18"><text:s text:c="6"/>stops: { $all: ["id_station_X", "id_station_Y"] },</text:p>
      <text:p text:style-name="Text_20_body"><text:span text:style-name="Police_20_par_20_défaut"><text:span text:style-name="T4"><text:s text:c="6"/></text:span></text:span><text:span text:style-name="Police_20_par_20_défaut"><text:span text:style-name="T2">count: 2</text:span></text:span></text:p>
      <text:p text:style-name="P15"><text:s text:c="4"/>}</text:p>
      <text:p text:style-name="P15"><text:s text:c="2"/>}</text:p>
      <text:p text:style-name="Text_20_body"><text:span text:style-name="Police_20_par_20_défaut"><text:span text:style-name="T2">])</text:span></text:span></text:p>
      <text:p text:style-name="P17"/>
      <text:p text:style-name="P17"/>
      <text:p text:style-name="P17">Requête 8: Combien de changements de ligne sont nécessaires pour aller de la station X à <text:soft-page-break/>la station Y?</text:p>
      <text:p text:style-name="P17"/>
      <text:p text:style-name="P18">db.collectionTrips.aggregate([</text:p>
      <text:p text:style-name="P18"><text:s text:c="2"/>{</text:p>
      <text:p text:style-name="P18"><text:s text:c="4"/>$match: {</text:p>
      <text:p text:style-name="P18"><text:s text:c="6"/>"listeArrets.stopId": { $in: ["id_station_X", "id_station_Y"] }</text:p>
      <text:p text:style-name="P18"><text:s text:c="4"/>}</text:p>
      <text:p text:style-name="P18"><text:s text:c="2"/>},</text:p>
      <text:p text:style-name="P18"><text:s text:c="2"/>{</text:p>
      <text:p text:style-name="P18"><text:s text:c="4"/>$unwind: "$listeArrets"</text:p>
      <text:p text:style-name="P18"><text:s text:c="2"/>},</text:p>
      <text:p text:style-name="P18"><text:s text:c="2"/>{</text:p>
      <text:p text:style-name="P18"><text:s text:c="4"/>$match: {</text:p>
      <text:p text:style-name="P18"><text:s text:c="6"/>"listeArrets.stopId": { $in: ["id_station_X", "id_station_Y"] }</text:p>
      <text:p text:style-name="P18"><text:s text:c="4"/>}</text:p>
      <text:p text:style-name="P18"><text:s text:c="2"/>},</text:p>
      <text:p text:style-name="P18"><text:s text:c="2"/>{</text:p>
      <text:p text:style-name="P18"><text:s text:c="4"/>$group: {</text:p>
      <text:p text:style-name="P18"><text:s text:c="6"/>_id: "$_id",</text:p>
      <text:p text:style-name="P18"><text:s text:c="6"/>routes: { $addToSet: "$routeId" }</text:p>
      <text:p text:style-name="P18"><text:s text:c="4"/>}</text:p>
      <text:p text:style-name="P18"><text:s text:c="2"/>},</text:p>
      <text:p text:style-name="P18"><text:s text:c="2"/>{</text:p>
      <text:p text:style-name="P18"><text:s text:c="4"/>$project: {</text:p>
      <text:p text:style-name="P18"><text:s text:c="6"/>_id: 0,</text:p>
      <text:p text:style-name="P18"><text:s text:c="6"/>changeCount: { $size: "$routes" }</text:p>
      <text:p text:style-name="Text_20_body"><text:span text:style-name="Police_20_par_20_défaut"><text:span text:style-name="T4"><text:s text:c="4"/></text:span></text:span><text:span text:style-name="Police_20_par_20_défaut"><text:span text:style-name="T2">}</text:span></text:span></text:p>
      <text:p text:style-name="P15"><text:s text:c="2"/>}</text:p>
      <text:p text:style-name="Text_20_body"><text:span text:style-name="Police_20_par_20_défaut"><text:span text:style-name="T2">])</text:span></text:span></text:p>
      <text:p text:style-name="P17"/>
      <text:p text:style-name="P17"/>
      <text:p text:style-name="P17"/>
      <text:p text:style-name="P17"/>
      <text:p text:style-name="Text_20_body"><text:span text:style-name="Police_20_par_20_défaut"><text:span text:style-name="T3">Requête 9: Quel est le nombre maximal de changements pour un trajet entre deux </text:span></text:span><text:soft-page-break/><text:span text:style-name="Police_20_par_20_défaut"><text:span text:style-name="T3">stations? </text:span></text:span><text:span text:style-name="Police_20_par_20_défaut"><text:span text:style-name="T5">(pire cas)</text:span></text:span></text:p>
      <text:p text:style-name="P19"/>
      <text:p text:style-name="P18">db.collectionTrips.aggregate([</text:p>
      <text:p text:style-name="P18"><text:s text:c="2"/>{</text:p>
      <text:p text:style-name="P18"><text:s text:c="4"/>$unwind: "$listeArrets"</text:p>
      <text:p text:style-name="P18"><text:s text:c="2"/>},</text:p>
      <text:p text:style-name="P18"><text:s text:c="2"/>{</text:p>
      <text:p text:style-name="P18"><text:s text:c="4"/>$group: {</text:p>
      <text:p text:style-name="P18"><text:s text:c="6"/>_id: "$_id",</text:p>
      <text:p text:style-name="P18"><text:s text:c="6"/>stops: { $addToSet: "$listeArrets.stopId" },</text:p>
      <text:p text:style-name="P18"><text:s text:c="6"/>routes: { $addToSet: "$routeId" }</text:p>
      <text:p text:style-name="P18"><text:s text:c="4"/>}</text:p>
      <text:p text:style-name="P18"><text:s text:c="2"/>},</text:p>
      <text:p text:style-name="P18"><text:s text:c="2"/>{</text:p>
      <text:p text:style-name="P18"><text:s text:c="4"/>$project: {</text:p>
      <text:p text:style-name="P18"><text:s text:c="6"/>_id: 0,</text:p>
      <text:p text:style-name="P18"><text:s text:c="6"/>changeCount: { $size: "$routes" },</text:p>
      <text:p text:style-name="Text_20_body"><text:span text:style-name="Police_20_par_20_défaut"><text:span text:style-name="T4"><text:s text:c="6"/></text:span></text:span><text:span text:style-name="Police_20_par_20_défaut"><text:span text:style-name="T2">stops: 1</text:span></text:span></text:p>
      <text:p text:style-name="P15"><text:s text:c="4"/>}</text:p>
      <text:p text:style-name="P15"><text:s text:c="2"/>},</text:p>
      <text:p text:style-name="P15"><text:s text:c="2"/>{</text:p>
      <text:p text:style-name="P15"><text:s text:c="4"/>$sort: { changeCount: -1 }</text:p>
      <text:p text:style-name="P15"><text:s text:c="2"/>},</text:p>
      <text:p text:style-name="P15"><text:s text:c="2"/>{</text:p>
      <text:p text:style-name="P15"><text:s text:c="4"/>$limit: 1</text:p>
      <text:p text:style-name="P15"><text:s text:c="2"/>}</text:p>
      <text:p text:style-name="Text_20_body"><text:span text:style-name="Police_20_par_20_défaut"><text:span text:style-name="T2">])</text:span></text:span></text:p>
      <text:p text:style-name="P17"/>
      <text:p text:style-name="P17"/>
      <text:p text:style-name="P17"/>
      <text:p text:style-name="P17"/>
      <text:p text:style-name="P17"/>
      <text:p text:style-name="P17"/>
      <text:p text:style-name="P17">Requête 10: Quelles sont les stations X et Y pour lesquelles le trajet le plus simple nécessite <text:soft-page-break/>un nombre maximal de changements?</text:p>
      <text:p text:style-name="P17"/>
      <text:p text:style-name="P8">db.collectionTrips.aggregate([</text:p>
      <text:p text:style-name="P8"><text:s text:c="2"/>{</text:p>
      <text:p text:style-name="P8"><text:s text:c="4"/>$unwind: "$listeArrets"</text:p>
      <text:p text:style-name="P8"><text:s text:c="2"/>},</text:p>
      <text:p text:style-name="P8"><text:s text:c="2"/>{</text:p>
      <text:p text:style-name="P8"><text:s text:c="4"/>$group: {</text:p>
      <text:p text:style-name="P8"><text:s text:c="6"/>_id: "$listeArrets.stopId",</text:p>
      <text:p text:style-name="P8"><text:s text:c="6"/>routes: { $addToSet: "$routeId" }</text:p>
      <text:p text:style-name="P8"><text:s text:c="4"/>}</text:p>
      <text:p text:style-name="P8"><text:s text:c="2"/>},</text:p>
      <text:p text:style-name="P8"><text:s text:c="2"/>{</text:p>
      <text:p text:style-name="P8"><text:s text:c="4"/>$project: {</text:p>
      <text:p text:style-name="P8"><text:s text:c="6"/>_id: 1,</text:p>
      <text:p text:style-name="P8"><text:s text:c="6"/>changeCount: { $size: "$routes" }</text:p>
      <text:p text:style-name="P8"><text:s text:c="4"/>}</text:p>
      <text:p text:style-name="P8"><text:s text:c="2"/>},</text:p>
      <text:p text:style-name="P8"><text:s text:c="2"/>{</text:p>
      <text:p text:style-name="P8"><text:s text:c="4"/>$sort: { changeCount: -1 }</text:p>
      <text:p text:style-name="P8"><text:s text:c="2"/>},</text:p>
      <text:p text:style-name="P8"><text:s text:c="2"/>{</text:p>
      <text:p text:style-name="P8"><text:s text:c="4"/>$limit: 1</text:p>
      <text:p text:style-name="P8"><text:s text:c="2"/>}</text:p>
      <text:p text:style-name="Standard"><text:span text:style-name="Police_20_par_20_défaut"><text:span text:style-name="T12">])</text:spa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Subtitle" style:class="text">
      <style:paragraph-properties fo:line-height="100%" fo:hyphenation-ladder-count="no-limit"/>
      <style:text-properties style:font-name="Calibri Light" fo:font-size="28pt" fo:letter-spacing="-0.018cm" fo:font-weight="bold" style:font-size-asian="28pt" style:font-weight-asian="bold" style:font-size-complex="28pt" style:font-weight-complex="bold"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2pt" fo:language="de" fo:country="DE" style:font-name-asian="Andale Sans UI" style:font-size-asian="12pt" style:language-asian="ja" style:country-asian="JP" style:font-size-complex="12pt" style:language-complex="fa" style:country-complex="IR"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weight="bold" style:language-asian="fr" style:country-asian="FR" style:font-weight-asian="bold" style:font-weight-complex="bold" fo:hyphenate="false" fo:hyphenation-remain-char-count="0" fo:hyphenation-push-char-count="0"/>
    </style:style>
    <style:style style:name="Contents_20_1" style:display-name="Contents 1" style:family="paragraph" style:parent-style-name="Standard" style:class="index">
      <style:paragraph-properties fo:margin-top="0cm" fo:margin-bottom="0.176cm"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M_20_1" style:display-name="TM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Préformaté_20_HTML" style:display-name="Préformaté HTML" style:family="paragraph" style:parent-style-name="Normal">
      <style:paragraph-properties fo:line-height="100%"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letter-kerning="false" style:font-name-asian="Times New Roman" style:font-size-asian="10pt" style:language-asian="fr" style:country-asian="FR" style:font-name-complex="Courier New" style:font-size-complex="10pt" fo:hyphenate="true" fo:hyphenation-remain-char-count="0" fo:hyphenation-push-char-count="0"/>
    </style:style>
    <style:style style:name="Police_20_par_20_défaut" style:display-name="Police par défaut" style:family="text"/>
    <style:style style:name="Title_20_Char" style:display-name="Title Char" style:family="text" style:parent-style-name="Police_20_par_20_défaut">
      <style:text-properties style:font-name="Calibri Light" fo:font-size="28pt" fo:letter-spacing="-0.018cm" style:letter-kerning="true" style:font-size-asian="28pt" style:font-size-complex="28pt"/>
    </style:style>
    <style:style style:name="Heading_20_1_20_Char" style:display-name="Heading 1 Char" style:family="text" style:parent-style-name="Police_20_par_20_défaut">
      <style:text-properties fo:color="#2f5496" style:font-name="Calibri Light" fo:font-size="16pt" style:font-size-asian="16pt" style:font-size-complex="16pt"/>
    </style:style>
    <style:style style:name="Heading_20_2_20_Char" style:display-name="Heading 2 Char" style:family="text" style:parent-style-name="Police_20_par_20_défaut">
      <style:text-properties fo:color="#2f5496" style:font-name="Calibri Light" fo:font-size="13pt" style:font-size-asian="13pt" style:font-size-complex="13pt"/>
    </style:style>
    <style:style style:name="Heading_20_3_20_Char" style:display-name="Heading 3 Char" style:family="text" style:parent-style-name="Police_20_par_20_défaut">
      <style:text-properties fo:color="#1f3763" style:font-name="Calibri Light" fo:font-size="12pt" style:font-size-asian="12pt" style:font-size-complex="12pt"/>
    </style:style>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Préformaté_20_HTML_20_Car" style:display-name="Préformaté HTML Car" style:family="text" style:parent-style-name="Police_20_par_20_défaut">
      <style:text-properties style:font-name="Courier New" fo:font-size="10pt" style:letter-kerning="false" style:font-name-asian="Times New Roman" style:font-size-asian="10pt" style:language-asian="fr" style:country-asian="FR" style:font-name-complex="Courier New" style:font-size-complex="10pt"/>
    </style:style>
    <style:style style:name="Code_20_HTML" style:display-name="Code HTML" style:family="text" style:parent-style-name="Police_20_par_20_défaut">
      <style:text-properties style:font-name="Courier New" fo:font-size="10pt" style:font-name-asian="Times New Roman" style:font-size-asian="10pt" style:font-name-complex="Courier New" style:font-size-complex="10pt"/>
    </style:style>
    <style:style style:name="hljs-string" style:family="text" style:parent-style-name="Police_20_par_20_défau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initial-creator>William Zehren</meta:initial-creator>
    <meta:creation-date>2023-11-09T19:49:00Z</meta:creation-date>
    <dc:date>2023-11-17T15:46:54.77</dc:date>
    <meta:print-date>2023-11-12T15:03:00Z</meta:print-date>
    <meta:editing-cycles>197</meta:editing-cycles>
    <meta:editing-duration>PT1H13M49S</meta:editing-duration>
    <meta:document-statistic meta:table-count="0" meta:image-count="0" meta:object-count="0" meta:page-count="14" meta:paragraph-count="285" meta:word-count="1804" meta:character-count="127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TP2_Antonin_Durand_William_Zehren_Compte_Rendu.odt/Normal"/>
  </office:meta>
</office:document-meta>
</file>